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3.32316666666667cm"/>
    </style:style>
    <style:style style:name="co2" style:family="table-column">
      <style:table-column-properties fo:break-before="auto" style:column-width="12.38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2.2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Outreach Service Purpose Code</text:p>
          </table:table-cell>
          <table:table-cell office:value-type="string" table:style-name="ce2">
            <text:p>Outreach Service Purpose Nam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4">
            <text:p>Follow-up car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4">
            <text:p>Health Educa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4">
            <text:p>Immuniza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4">
            <text:p>Medication Administra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5</text:p>
          </table:table-cell>
          <table:table-cell office:value-type="string" table:style-name="ce4">
            <text:p>Lab Sample Collec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6</text:p>
          </table:table-cell>
          <table:table-cell office:value-type="string" table:style-name="ce4">
            <text:p>Counseling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7</text:p>
          </table:table-cell>
          <table:table-cell office:value-type="string" table:style-name="ce4">
            <text:p>Deliver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8</text:p>
          </table:table-cell>
          <table:table-cell office:value-type="string" table:style-name="ce4">
            <text:p>New Born Car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4">
            <text:p>09</text:p>
          </table:table-cell>
          <table:table-cell office:value-type="string" table:style-name="ce4">
            <text:p>Routine Visi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Nutritional Suppor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Maternity Car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Screening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4">
            <text:p>Growth Measureme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4">
            <text:p>Pain Manageme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4">
            <text:p>Surger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4">
            <text:p>First Aid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4">
            <text:p>Rehabilita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4">
            <text:p>Others</text:p>
          </table:table-cell>
          <table:table-cell table:style-name="ce3"/>
          <table:table-cell table:number-columns-repeated="16381"/>
        </table:table-row>
        <table:table-row table:number-rows-repeated="104855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11:51Z</meta:creation-date>
    <dc:date>2020-04-29T12:12:18Z</dc:date>
    <meta:user-defined meta:name="WorkbookGuid">738dcd94-53b5-4fe7-9e6b-61150b1301c1</meta:user-defined>
    <meta:user-defined meta:name="ConnectionInfosStorage">WorkbookXmlParts</meta:user-defined>
  </office:meta>
</office:document-meta>
</file>